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665d" officeooo:paragraph-rsid="0019665d"/>
    </style:style>
    <style:style style:name="P2" style:family="paragraph" style:parent-style-name="Standard">
      <style:text-properties officeooo:rsid="0019f6be" officeooo:paragraph-rsid="0019f6be"/>
    </style:style>
    <style:style style:name="P3" style:family="paragraph" style:parent-style-name="Standard">
      <style:text-properties officeooo:paragraph-rsid="0019f6be"/>
    </style:style>
    <style:style style:name="P4" style:family="paragraph" style:parent-style-name="Standard">
      <style:text-properties officeooo:rsid="001ae519" officeooo:paragraph-rsid="001ae519"/>
    </style:style>
    <style:style style:name="T1" style:family="text">
      <style:text-properties officeooo:rsid="001afae1"/>
    </style:style>
    <style:style style:name="T2" style:family="text">
      <style:text-properties officeooo:rsid="0019f6be"/>
    </style:style>
    <style:style style:name="T3" style:family="text">
      <style:text-properties officeooo:rsid="001ae5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Data: 09.04.2026<text:line-break/>Temat dnia: Integracja lokalnego modelu AI Gemma3 z backendem FastAPI dla systemu Smart Safety Auditor (nazwa mojej aplikacji)</text:p>
      <text:p text:style-name="P1"/>
      <text:p text:style-name="P1">W dniu dzisiejszym zacząłem pracę z projektem</text:p>
      <text:p text:style-name="P1">Co udało się zrobić:</text:p>
      <text:p text:style-name="P1">-udało się utworzyć repozytorium gita</text:p>
      <text:p text:style-name="P1">-udało się podpiąć gemmę z API ollamy do projektu używając klucza i hosta</text:p>
      <text:p text:style-name="P1">-udało się wszystko uruchomić mimo olbrzymich problemów z pogodzeniem wszystkiego razem ze sobą</text:p>
      <text:p text:style-name="P1">-udało się wpakować cały projekt do dockera i dzięki temu jest on przenośny</text:p>
      <text:p text:style-name="P1">-obecnie sprawdzenie tego czy rozpoznawanie obrazów działa <text:span text:style-name="T1">robimy to tak że do SwaggerUI&gt;Post&gt;TryItOutBtn → naciskamy ten wszycisk wybieramy plik (najlepiej .jpg lub .png) i klikamy przycisk Execute. Potem będzie analiza która długo trwa. (Na moim komputerze Gemma 3 mieli około 20min Gemma 4 około godziny więc z nowszej wersji zrezygnowałem)</text:span></text:p>
      <text:p text:style-name="P1">-<text:span text:style-name="T2">Na razie testujemy sprawność systemu za pomocą SwaggerUI po prostu wpisując w przeglądarkę adres: </text:span><text:a xlink:type="simple" xlink:href="http://127.0.0.1:8000/docs" text:style-name="Internet_20_link" text:visited-style-name="Visited_20_Internet_20_Link"><text:span text:style-name="T2">http://127.0.0.1:8000/docs</text:span></text:a><text:span text:style-name="T2"> środowisko jest czytelne</text:span></text:p>
      <text:p text:style-name="P1"/>
      <text:p text:style-name="P2">Problemy, <text:span text:style-name="T1">które miałem i rozwiązałem</text:span>:</text:p>
      <text:p text:style-name="P2">-Największym problemem jest to że na wynik od gemmy czeka się długo ponieważ jest to bardzo duży model który ma ponad 3 GB, a mój komputer najnowocześniejszy nie jest</text:p>
      <text:p text:style-name="P2">-Kolejnym problemem jest uruchomienie projektu, gdyż trzeba pamiętać o uruchomieniu wielu drobiazgów</text:p>
      <text:p text:style-name="P2">-Był problem ze zorientowaniem się z jakiego API należało skorzystać by działał klucz, który przesłał kierujący praktykami</text:p>
      <text:p text:style-name="P2">-Kolejnym problemem było to że model GLM5.1 nie obsługuje zdjęć więc trudniej jest się z nim komunikować np. pokazując jakieś błędy</text:p>
      <text:p text:style-name="P2">-Kolejnym problemem była integracja Gemmy z FastAPI, gdyby nie sztuczna inteligencja to ciężko wpaść na to jak to dokładnie się robi</text:p>
      <text:p text:style-name="P3"><text:span text:style-name="T2">-Zapomniałem że gemma3:4b trzeba zainstalować lokalnie </text:span><text:span text:style-name="T3">(gemma 3 nie 4 dlatego że gemma 4 jest za ciężka na mój laptop)</text:span></text:p>
      <text:p text:style-name="P3">-<text:span text:style-name="T1">Model zwrócił json opakowany w znaczniki markdown i trzeba było zmieniać kod main.py żeby obsługiwał taki format</text:span></text:p>
      <text:p text:style-name="P3"/>
      <text:p text:style-name="P4">To wszystk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9T14:54:57.262898900</meta:creation-date>
    <dc:date>2026-04-09T15:40:58.383215600</dc:date>
    <meta:editing-duration>PT23M15S</meta:editing-duration>
    <meta:editing-cycles>2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18" meta:word-count="287" meta:character-count="1911" meta:non-whitespace-character-count="1642"/>
  </office:meta>
</office:document-meta>
</file>